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9560"/>
    </style:style>
    <style:style style:name="P2" style:family="paragraph" style:parent-style-name="Standard">
      <style:text-properties officeooo:rsid="00129560" officeooo:paragraph-rsid="00129560"/>
    </style:style>
    <style:style style:name="P3" style:family="paragraph" style:parent-style-name="Standard">
      <style:text-properties officeooo:rsid="0012c942" officeooo:paragraph-rsid="0012c942"/>
    </style:style>
    <style:style style:name="P4" style:family="paragraph" style:parent-style-name="Standard">
      <style:text-properties officeooo:rsid="0013b6b7" officeooo:paragraph-rsid="0013b6b7"/>
    </style:style>
    <style:style style:name="P5" style:family="paragraph" style:parent-style-name="Standard">
      <style:text-properties fo:font-size="13pt" officeooo:rsid="0013b6b7" officeooo:paragraph-rsid="0013b6b7" style:font-size-asian="13pt" style:font-size-complex="13pt"/>
    </style:style>
    <style:style style:name="P6" style:family="paragraph" style:parent-style-name="Standard">
      <style:text-properties fo:font-size="13pt" officeooo:rsid="0014e0e7" officeooo:paragraph-rsid="0014e0e7" style:font-size-asian="13pt" style:font-size-complex="13pt"/>
    </style:style>
    <style:style style:name="P7" style:family="paragraph" style:parent-style-name="Standard">
      <style:text-properties officeooo:rsid="0014e0e7" officeooo:paragraph-rsid="0014e0e7"/>
    </style:style>
    <style:style style:name="P8" style:family="paragraph" style:parent-style-name="Standard">
      <style:text-properties officeooo:rsid="0016dc3b" officeooo:paragraph-rsid="0016dc3b"/>
    </style:style>
    <style:style style:name="P9" style:family="paragraph" style:parent-style-name="Standard" style:list-style-name="L1"/>
    <style:style style:name="P10" style:family="paragraph" style:parent-style-name="Standard" style:list-style-name="L2">
      <style:text-properties officeooo:rsid="0012c942" officeooo:paragraph-rsid="0012c942"/>
    </style:style>
    <style:style style:name="P11" style:family="paragraph" style:parent-style-name="Standard" style:list-style-name="L3">
      <style:text-properties officeooo:rsid="0012c942" officeooo:paragraph-rsid="0012c942"/>
    </style:style>
    <style:style style:name="P12" style:family="paragraph" style:parent-style-name="Standard" style:list-style-name="L3">
      <style:text-properties officeooo:rsid="0012c942" officeooo:paragraph-rsid="0013b6b7"/>
    </style:style>
    <style:style style:name="P13" style:family="paragraph" style:parent-style-name="Standard" style:list-style-name="L3">
      <style:text-properties officeooo:rsid="00129560" officeooo:paragraph-rsid="00129560"/>
    </style:style>
    <style:style style:name="P14" style:family="paragraph" style:parent-style-name="Standard" style:list-style-name="L3">
      <style:text-properties officeooo:rsid="00129560" officeooo:paragraph-rsid="0012c942"/>
    </style:style>
    <style:style style:name="P15" style:family="paragraph" style:parent-style-name="Standard" style:list-style-name="L3">
      <style:text-properties officeooo:rsid="0013b6b7" officeooo:paragraph-rsid="0013b6b7"/>
    </style:style>
    <style:style style:name="P16" style:family="paragraph" style:parent-style-name="Standard" style:list-style-name="L4">
      <style:text-properties fo:font-size="13pt" officeooo:rsid="0013b6b7" officeooo:paragraph-rsid="0013b6b7" style:font-size-asian="13pt" style:font-size-complex="13pt"/>
    </style:style>
    <style:style style:name="P17" style:family="paragraph" style:parent-style-name="Standard" style:list-style-name="L5">
      <style:text-properties fo:font-size="13pt" officeooo:rsid="0013b6b7" officeooo:paragraph-rsid="0013b6b7" style:font-size-asian="13pt" style:font-size-complex="13pt"/>
    </style:style>
    <style:style style:name="P18" style:family="paragraph" style:parent-style-name="Standard">
      <style:text-properties fo:font-size="13pt" officeooo:rsid="0014e0e7" officeooo:paragraph-rsid="0013b6b7" style:font-size-asian="13pt" style:font-size-complex="13pt"/>
    </style:style>
    <style:style style:name="P19" style:family="paragraph" style:parent-style-name="Standard">
      <style:text-properties fo:font-size="13pt" officeooo:rsid="0016dc3b" officeooo:paragraph-rsid="0016dc3b" style:font-size-asian="13pt" style:font-size-complex="13pt"/>
    </style:style>
    <style:style style:name="P20" style:family="paragraph" style:parent-style-name="Standard">
      <style:text-properties fo:font-size="13pt" officeooo:rsid="00178b88" officeooo:paragraph-rsid="00178b88" style:font-size-asian="13pt" style:font-size-complex="13pt"/>
    </style:style>
    <style:style style:name="T1" style:family="text">
      <style:text-properties officeooo:rsid="0012c94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29560" style:font-size-asian="13pt" style:font-size-complex="13pt"/>
    </style:style>
    <style:style style:name="T7" style:family="text">
      <style:text-properties fo:font-size="13pt" officeooo:rsid="00178b88" style:font-size-asian="13pt" style:font-size-complex="13pt"/>
    </style:style>
    <style:style style:name="T8" style:family="text">
      <style:text-properties officeooo:rsid="0014e0e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is7vn5URVcc" text:style-name="Internet_20_link" text:visited-style-name="Visited_20_Internet_20_Link">一个视频说清整个英语语法体系(重塑你的语法认知框架)</text:a></text:p>
      <text:p text:style-name="Standard"/>
      <text:p text:style-name="Standard">pronunciation, grammar, or vocabulary.</text:p>
      <text:h text:style-name="Heading_20_1" text:outline-level="1">英语语法（grammar）</text:h>
      <text:p text:style-name="Standard"/>
      <text:p text:style-name="Standard">主语 + 谓语（一般是动词）</text:p>
      <text:h text:style-name="Heading_20_2" text:outline-level="2">动词：</text:h>
      <text:h text:style-name="Heading_20_4" text:outline-level="4">不及物动词：</text:h>
      <text:p text:style-name="Standard"><text:tab/>主语+不及物动词</text:p>
      <text:h text:style-name="Heading_20_4" text:outline-level="4">及物动词：</text:h>
      <text:list xml:id="list2884917209" text:style-name="L1">
        <text:list-item>
          <text:p text:style-name="P9">单及物动词<text:tab/>有一个动作的承受者（宾语） 主语+单及物动词+宾语</text:p>
        </text:list-item>
        <text:list-item>
          <text:p text:style-name="P9">双及物动词<text:tab/>有两个动作的承受者 （宾语） 主语+双及物动词+间接宾语+直接宾语</text:p>
        </text:list-item>
        <text:list-item>
          <text:p text:style-name="P9">复杂及物动词 需要补语的动词 主语+复杂及物动词+宾语+宾语补语</text:p>
        </text:list-item>
        <text:list-item>
          <text:p text:style-name="P9">联系动词，系动词<text:tab/>主语+（系）动词+（主语）补语：表语</text:p>
        </text:list-item>
      </text:list>
      <text:p text:style-name="Standard"/>
      <text:p text:style-name="P1">单及物动词:</text:p>
      <text:p text:style-name="P2">I teach English.</text:p>
      <text:p text:style-name="Standard"/>
      <text:p text:style-name="P1">双及物动词:</text:p>
      <text:p text:style-name="Standard">Papa Rabbit teaches you English.</text:p>
      <text:p text:style-name="Standard">you 直接宾语</text:p>
      <text:p text:style-name="Standard">English 间接宾语</text:p>
      <text:p text:style-name="Standard"/>
      <text:p text:style-name="P1">复杂及物动词:</text:p>
      <text:p text:style-name="Standard">Papa Rabbit considers you smart.</text:p>
      <text:p text:style-name="Standard">主语+谓语+宾语+补语</text:p>
      <text:p text:style-name="Standard"/>
      <text:p text:style-name="P1">联系动词，系动词:</text:p>
      <text:p text:style-name="Standard">Papa Rabbit is tall.</text:p>
      <text:p text:style-name="Standard">Papa Rabbit looks tall.</text:p>
      <text:p text:style-name="Standard">Papa Rabbit smells nice.</text:p>
      <text:p text:style-name="Standard">is 不是个动作，是把后面的词赋予前面的词</text:p>
      <text:p text:style-name="Standard">联系动词，系动词<text:tab/>主语+（系）动词+（主语）补语：表语</text:p>
      <text:p text:style-name="Standard"/>
      <text:p text:style-name="Standard">英语的所有复杂句，拆分到最小单位都会变成："什么 怎么样"这样的句型, （主语+谓语）</text:p>
      <text:p text:style-name="Standard">谓语都有一个核心动词，叫做谓语动词</text:p>
      <text:p text:style-name="Standard"/>
      <text:p text:style-name="Standard">谓语动词和非谓语动词</text:p>
      <text:p text:style-name="Standard">定语:</text:p>
      <text:p text:style-name="Standard">The little while rabbit ate a large carrot.</text:p>
      <text:p text:style-name="Standard"/>
      <text:p text:style-name="Standard">壮语：</text:p>
      <text:p text:style-name="Standard">The rabbit ate quickly.</text:p>
      <text:p text:style-name="Standard"/>
      <text:p text:style-name="P2">同位语：</text:p>
      <text:p text:style-name="P2">主要用来再把主语或宾语说一遍，如：</text:p>
      <text:p text:style-name="P2"><text:soft-page-break/>Papa Rabbit, an English teacher, eats a carrot.</text:p>
      <text:p text:style-name="P2"/>
      <text:p text:style-name="P2">句子成分：</text:p>
      <text:p text:style-name="P2">主语<text:tab/>Subject</text:p>
      <text:p text:style-name="P2">谓语动词（谓语）<text:tab/>Predicate Verb</text:p>
      <text:p text:style-name="P2">宾语<text:tab/>Object</text:p>
      <text:p text:style-name="P2">宾语补语<text:tab/>Object Complement</text:p>
      <text:p text:style-name="P2">主语补语(表语)<text:tab/>Subject Complement</text:p>
      <text:p text:style-name="P2">定语<text:tab/>Attributive</text:p>
      <text:p text:style-name="P2">壮语<text:tab/>Adverbial</text:p>
      <text:p text:style-name="P2">同位语<text:tab/>Appositive</text:p>
      <text:p text:style-name="P2"/>
      <text:p text:style-name="P3">以上是5种简单句，下面说说复杂句。</text:p>
      <text:p text:style-name="P3">主从句：</text:p>
      <text:p text:style-name="P3">名词性从句：</text:p>
      <text:list xml:id="list3256561353" text:style-name="L2">
        <text:list-item>
          <text:p text:style-name="P10">主语从句</text:p>
        </text:list-item>
        <text:list-item>
          <text:p text:style-name="P10">宾语从句</text:p>
        </text:list-item>
        <text:list-item>
          <text:p text:style-name="P10">表语从句</text:p>
        </text:list-item>
        <text:list-item>
          <text:p text:style-name="P10">同位语从句</text:p>
        </text:list-item>
      </text:list>
      <text:p text:style-name="P2">定语从句</text:p>
      <text:p text:style-name="P2">壮语从句</text:p>
      <text:p text:style-name="P2"/>
      <text:list xml:id="list994043218" text:style-name="L3">
        <text:list-item>
          <text:p text:style-name="P13">名词<text:tab/><text:span text:style-name="T1">Nouns</text:span></text:p>
          <text:p text:style-name="P11">Pop Rabbit is a <text:span text:style-name="T2">Rabbit</text:span>.</text:p>
        </text:list-item>
        <text:list-item>
          <text:p text:style-name="P13">动词<text:tab/><text:span text:style-name="T1">Verbs</text:span></text:p>
          <text:p text:style-name="P11">Pop Rabbit <text:span text:style-name="T2">ate</text:span> a <text:span text:style-name="T3">carrot</text:span>.</text:p>
        </text:list-item>
        <text:list-item>
          <text:p text:style-name="P13">冠词<text:tab/><text:span text:style-name="T1">Articles</text:span></text:p>
          <text:p text:style-name="P12">Pop Rabbit ate <text:span text:style-name="T2">a</text:span> <text:span text:style-name="T3">carrot</text:span>.</text:p>
        </text:list-item>
        <text:list-item>
          <text:p text:style-name="P13">代词<text:tab/><text:span text:style-name="T1">Pronouns</text:span></text:p>
          <text:p text:style-name="P15"><text:span text:style-name="T4">I</text:span> am a rabbit.</text:p>
        </text:list-item>
        <text:list-item>
          <text:p text:style-name="P13">形容词<text:tab/><text:span text:style-name="T1">Adjectives</text:span></text:p>
          <text:p text:style-name="P15">I am a <text:span text:style-name="T2">smart</text:span> rabbit.</text:p>
        </text:list-item>
        <text:list-item>
          <text:p text:style-name="P13">数词<text:tab/><text:span text:style-name="T1">Numerals</text:span></text:p>
          <text:p text:style-name="P15">I ate <text:span text:style-name="T2">two</text:span> carrots.</text:p>
        </text:list-item>
        <text:list-item>
          <text:p text:style-name="P13">副词<text:tab/><text:span text:style-name="T1">Adverbs</text:span></text:p>
          <text:p text:style-name="P15">I ate two carrots quickly.</text:p>
        </text:list-item>
        <text:list-item>
          <text:p text:style-name="P13">介词<text:tab/><text:span text:style-name="T1">Prepositions</text:span></text:p>
          <text:p text:style-name="P15">I ate two carrots with chopsticks.</text:p>
        </text:list-item>
        <text:list-item>
          <text:p text:style-name="P14">叹词<text:tab/><text:span text:style-name="T1">Interjections</text:span></text:p>
          <text:p text:style-name="P15">Ah, the carrot is tasty!</text:p>
        </text:list-item>
        <text:list-item>
          <text:p text:style-name="P13">连词<text:tab/><text:span text:style-name="T1">Conjunctions</text:span></text:p>
          <text:p text:style-name="P15">I ate two carrots and a potato, because I was hungry.</text:p>
        </text:list-item>
      </text:list>
      <text:p text:style-name="P4">谓语动词的“三大本领”</text:p>
      <text:p text:style-name="P4">表示动作的时间</text:p>
      <text:p text:style-name="P4">表示动作的状态</text:p>
      <text:p text:style-name="P4">表示动作<text:span text:style-name="T8">的假设，情感等</text:span></text:p>
      <text:p text:style-name="P7">If I were a rabbit...虚拟语气</text:p>
      <text:p text:style-name="P7">I ate a carrot and...陈述语气</text:p>
      <text:p text:style-name="P7">Eat this carrot and...祈使语气</text:p>
      <text:p text:style-name="P5">时<text:span text:style-name="T8">间</text:span>：</text:p>
      <text:list xml:id="list1664128274" text:style-name="L4">
        <text:list-item>
          <text:p text:style-name="P16">现在</text:p>
        </text:list-item>
        <text:list-item>
          <text:p text:style-name="P16"><text:soft-page-break/>过去</text:p>
        </text:list-item>
        <text:list-item>
          <text:p text:style-name="P16">将来</text:p>
        </text:list-item>
        <text:list-item>
          <text:p text:style-name="P16">从过去某个时间点算将来</text:p>
        </text:list-item>
        <text:list-item>
          <text:p text:style-name="P16">过去将来</text:p>
        </text:list-item>
      </text:list>
      <text:p text:style-name="P5">状态<text:span text:style-name="T8">：</text:span></text:p>
      <text:list xml:id="list2866111029" text:style-name="L5">
        <text:list-item>
          <text:p text:style-name="P17">未说明<text:span text:style-name="T8">（一般）</text:span></text:p>
        </text:list-item>
        <text:list-item>
          <text:p text:style-name="P17">完成</text:p>
        </text:list-item>
        <text:list-item>
          <text:p text:style-name="P17">进行</text:p>
        </text:list-item>
        <text:list-item>
          <text:p text:style-name="P17">不但完成而且继续<text:span text:style-name="T8">（完成进行）</text:span></text:p>
        </text:list-item>
      </text:list>
      <text:p text:style-name="P18">实际会有16种表达不同时态的语句：</text:p>
      <text:p text:style-name="P5"/>
      <text:p text:style-name="P6">为了表示完成态：需要助动词have。</text:p>
      <text:p text:style-name="P6">比如：have eaten. </text:p>
      <text:p text:style-name="P6">为了表示进行态：需要助动词be.</text:p>
      <text:p text:style-name="P6">比如： is eating.</text:p>
      <text:p text:style-name="P6">为了表示“被”吃，需要助动词be.</text:p>
      <text:p text:style-name="P6">比如：is eaten.</text:p>
      <text:p text:style-name="P6">表示有能力吃，需要助动词can.</text:p>
      <text:p text:style-name="P6">比如：can eat.</text:p>
      <text:p text:style-name="P6">表示有可能吃，需要助动词might.</text:p>
      <text:p text:style-name="P6">Might eat.</text:p>
      <text:p text:style-name="P6">有义务吃，需要助动词must.</text:p>
      <text:p text:style-name="P6">Must eat.</text:p>
      <text:p text:style-name="P6">表示否定，需要助动词do.</text:p>
      <text:p text:style-name="P6">Do not eat.</text:p>
      <text:p text:style-name="P19"/>
      <text:p text:style-name="P8"><text:span text:style-name="T5">注意区别用作助动词时和</text:span><text:span text:style-name="T6">实意动词</text:span><text:span text:style-name="T5">的不同意义。</text:span></text:p>
      <text:p text:style-name="P19"/>
      <text:p text:style-name="P19">谓语动词vs.非谓语动词</text:p>
      <text:p text:style-name="P19">不做谓语使用动词时，都是非谓语动词。</text:p>
      <text:p text:style-name="P19">动词不定式<text:tab/>to eat</text:p>
      <text:p text:style-name="P8"><text:span text:style-name="T5">现在分词<text:tab/>eating<text:tab/><text:tab/></text:span><text:span text:style-name="T7">The rabbit is eating</text:span></text:p>
      <text:p text:style-name="P8"><text:span text:style-name="T5">动名词<text:tab/>eating<text:tab/><text:tab/></text:span><text:span text:style-name="T7">Eating everything, I survived.</text:span></text:p>
      <text:p text:style-name="P8"><text:span text:style-name="T5"><text:tab/><text:tab/><text:tab/><text:tab/></text:span><text:span text:style-name="T7">Eating carrots is healthy.</text:span></text:p>
      <text:p text:style-name="P20">过去分词<text:tab/>eaten<text:tab/><text:tab/>The rabbit has eaten.</text:p>
      <text:p text:style-name="P20"><text:tab/><text:tab/><text:tab/><text:tab/>This is a half-eaten carrot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0:55:53.721386243</meta:creation-date>
    <dc:date>2022-07-21T14:57:56.413570324</dc:date>
    <meta:editing-duration>PT2H45M48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3" meta:paragraph-count="117" meta:word-count="978" meta:character-count="1921" meta:non-whitespace-character-count="1743"/>
  </office:meta>
</office:document-meta>
</file>